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02.39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853.26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8"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8"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8"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8"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8"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even when ordering a Rev A, you may receive a Rev B),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glitching and dropping when pressing pen side buttons, strong anti-chatter (lessened when dragging), and surface prone to loud squeaking when dragging on it.</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May have issues reporting correct hover distance measurements and 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extremely high pressure scan rate (pen taps send almost instantly),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9" office:value-type="string" calcext:value-type="string">
            <text:p>Hardware smoothing changes to Decent and anti-chatter is disabled when pen pressure is detected, horrible anti-chatter when hovering low, and glitchy hover/drag transition.</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40hz pressure scan rate (this causes fast presses to not be detected).</text:p>
          </table:table-cell>
          <table:table-cell table:style-name="ce28"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8"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8"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8"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47.49pt" draw:caption-point-x="-11.54pt" draw:caption-point-y="-22.22pt">
              <dc:date>2024-09-14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162.49pt" draw:caption-point-x="-11.54pt" draw:caption-point-y="-22.22pt">
              <dc:date>2024-09-14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77.51pt" draw:caption-point-x="-11.54pt" draw:caption-point-y="-22.25pt">
              <dc:date>2024-09-14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192.51pt" draw:caption-point-x="-11.54pt" draw:caption-point-y="-22.22pt">
              <dc:date>2024-09-14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22.5pt" draw:caption-point-x="-11.54pt" draw:caption-point-y="-22.22pt">
              <dc:date>2024-09-14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37.49pt" draw:caption-point-x="-11.54pt" draw:caption-point-y="-22.22pt">
              <dc:date>2024-09-14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89pt" svg:height="25.51pt" svg:x="168.43pt" svg:y="1252.49pt" draw:caption-point-x="-11.54pt" draw:caption-point-y="-22.22pt">
              <dc:date>2024-09-14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67.51pt" draw:caption-point-x="-11.54pt" draw:caption-point-y="-22.25pt">
              <dc:date>2024-09-14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82.51pt" draw:caption-point-x="-11.54pt" draw:caption-point-y="-22.22pt">
              <dc:date>2024-09-14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297.5pt" draw:caption-point-x="-11.54pt" draw:caption-point-y="-22.22pt">
              <dc:date>2024-09-14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89pt" svg:height="25.48pt" svg:x="168.43pt" svg:y="1312.5pt" draw:caption-point-x="-11.54pt" draw:caption-point-y="-22.22pt">
              <dc:date>2024-09-14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1">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0"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2"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1"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46" meta:object-count="0"/>
    <meta:generator>LibreOfficeDev/6.0.5.2$Linux_X86_64 LibreOffice_project/</meta:generator>
  </office:meta>
</office:document-meta>
</file>